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Arial" officeooo:paragraph-rsid="001176b3" style:font-name-asian="Arial1" style:font-name-complex="Arial1"/>
    </style:style>
    <style:style style:name="P2" style:family="paragraph" style:parent-style-name="Standard">
      <style:paragraph-properties fo:margin-top="0in" fo:margin-bottom="0in" loext:contextual-spacing="false"/>
      <style:text-properties officeooo:rsid="0016b002" officeooo:paragraph-rsid="001176b3"/>
    </style:style>
    <style:style style:name="P3" style:family="paragraph" style:parent-style-name="Standard">
      <style:paragraph-properties fo:margin-top="0in" fo:margin-bottom="0in" loext:contextual-spacing="false"/>
      <style:text-properties officeooo:rsid="0018166d" officeooo:paragraph-rsid="001176b3"/>
    </style:style>
    <style:style style:name="P4" style:family="paragraph" style:parent-style-name="Standard">
      <style:paragraph-properties fo:margin-top="0in" fo:margin-bottom="0in" loext:contextual-spacing="false"/>
      <style:text-properties officeooo:rsid="00122e92" officeooo:paragraph-rsid="00122e92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officeooo:paragraph-rsid="001176b3" style:font-name-asian="Arial1" style:font-size-asian="24pt" style:font-weight-asian="bold" style:font-name-complex="Arial1" style:font-size-complex="24pt"/>
    </style:style>
    <style:style style:name="P6" style:family="paragraph" style:parent-style-name="Standard">
      <style:paragraph-properties fo:margin-top="0in" fo:margin-bottom="0in" loext:contextual-spacing="false"/>
      <style:text-properties officeooo:rsid="00122e92" officeooo:paragraph-rsid="00122e92"/>
    </style:style>
    <style:style style:name="P7" style:family="paragraph" style:parent-style-name="Standard">
      <style:paragraph-properties fo:margin-top="0in" fo:margin-bottom="0in" loext:contextual-spacing="false"/>
      <style:text-properties officeooo:rsid="00151b9e" officeooo:paragraph-rsid="00151b9e"/>
    </style:style>
    <style:style style:name="P8" style:family="paragraph" style:parent-style-name="Standard">
      <style:paragraph-properties fo:margin-top="0in" fo:margin-bottom="0in" loext:contextual-spacing="false" fo:break-before="page"/>
      <style:text-properties officeooo:rsid="00151b9e" officeooo:paragraph-rsid="00151b9e"/>
    </style:style>
    <style:style style:name="T1" style:family="text">
      <style:text-properties officeooo:rsid="001816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166d" style:font-weight-asian="normal" style:font-weight-complex="normal"/>
    </style:style>
    <style:style style:name="T4" style:family="text">
      <style:text-properties officeooo:rsid="00122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efeningen Javascript</text:p>
      <text:p text:style-name="P1"/>
      <text:p text:style-name="P1"/>
      <text:p text:style-name="P1"/>
      <text:p text:style-name="P2">(1) Vertrek van de code webpack_babel_jest_skeleton.zip op blackboard. <text:s/>Maak de klasse Line. <text:s/>Een <text:s/>Line bestaat uit 2 Point-obecten (point1 &amp; point2).</text:p>
      <text:p text:style-name="P2">Maak een constructor die 2 argumenten heeft. <text:s/>Als een van deze argumenten geen Point is wordt een Error opgeworpen Anders worden de argumenten toegekend aan point1 en point2.</text:p>
      <text:p text:style-name="P2">https://developer.mozilla.org/en-US/docs/Web/JavaScript/Reference/Operators/instanceof</text:p>
      <text:p text:style-name="P2">https://developer.mozilla.org/en-US/docs/Web/JavaScript/Reference/Statements/throw</text:p>
      <text:p text:style-name="P2">Voorzie getters voor point1 en point2 en toString.</text:p>
      <text:p text:style-name="P2"/>
      <text:p text:style-name="P2">Maak gebruik van Jest om constructor, getters en toString te testen.</text:p>
      <text:p text:style-name="P2"/>
      <text:p text:style-name="P2"/>
      <text:p text:style-name="P2">(2) <text:s/>Maak de klasse WereldObject<text:span text:style-name="T4"> in de map src/js/game</text:span>. <text:s/>Deze klasse heeft eigenschap location van datatype Point<text:span text:style-name="T4"> (deze klasse kopieer je vanuit oefening1 naar game)</text:span>.<text:span text:style-name="T1"> <text:s/>Voorzie getX, setX, getY, setY in de klasse WereldObject. <text:s/></text:span></text:p>
      <text:p text:style-name="P2"/>
      <text:p text:style-name="P2">Maak de klasse Hero. <text:s/>Hero is afgeleid van de klasse WereldObject. <text:s/>Maak de methode <text:span text:style-name="T1">moveDown</text:span>, <text:s/><text:span text:style-name="T1">moveUp</text:span>,<text:span text:style-name="T1">moveLeft, moveRight</text:span>. <text:s/>Via deze methoden wordt de waarde van y verlaagd met 1, verhoogd met 1 of de waarde v<text:span text:style-name="T2">an x </text:span><text:span text:style-name="T3">v</text:span><text:span text:style-name="T2">erlaagd met 1, verhoogd met 1</text:span><text:span text:style-name="T3">.</text:span></text:p>
      <text:p text:style-name="P2"/>
      <text:p text:style-name="P3">Voorzie de unittests voor de methoden moveLeft, moveRight.</text:p>
      <text:p text:style-name="P3"/>
      <text:p text:style-name="P4">(3) Maak de klasse Date in de map (srr/js/accounting). Date heeft eigenschappen day, month, year.</text:p>
      <text:p text:style-name="P4">Voorzie een constructor om een datum aan te maken, er worden waarden voor day, month</text:p>
      <text:p text:style-name="P4">en year meegegeven.</text:p>
      <text:p text:style-name="P4"/>
      <text:p text:style-name="P4">De datum moet in het formaat 1/1/2008 teruggegeven worden via de methode toString.</text:p>
      <text:p text:style-name="P4">Voorzie een extra methode toStringMonth die de datum als volgt afdrukt: 1/jan/2008. Maak</text:p>
      <text:p text:style-name="P4">hiervoor gebruik van de static array MONTHS.</text:p>
      <text:p text:style-name="P4"/>
      <text:p text:style-name="P4">Voorzie setters en getters voor day, month en year.</text:p>
      <text:p text:style-name="P4"/>
      <text:p text:style-name="P4">Maak een static methode make om een datum aan te maken.</text:p>
      <text:p text:style-name="P4">let date1=Date.make(1,2,2001);</text:p>
      <text:p text:style-name="P4"/>
      <text:p text:style-name="P4">Voorzie de unittests voor toString en toStringMonth.</text:p>
      <text:p text:style-name="P4"/>
      <text:p text:style-name="P4"/>
      <text:p text:style-name="P7"/>
      <text:p text:style-name="P8"/>
      <text:p text:style-name="P7">Hint: een static variabele voor de array MONTHS kan je maken via een static getter:</text:p>
      <text:p text:style-name="P7"/>
      <text:p text:style-name="P7">class Date{</text:p>
      <text:p text:style-name="P7"><text:tab/>constructor(day, month, year){</text:p>
      <text:p text:style-name="P7"><text:tab/><text:tab/>this.day=day;</text:p>
      <text:p text:style-name="P7"><text:tab/><text:tab/>this.month=month;</text:p>
      <text:p text:style-name="P7"><text:tab/><text:tab/>this.year=year;</text:p>
      <text:p text:style-name="P7"><text:tab/>}</text:p>
      <text:p text:style-name="P7"><text:tab/>static get MONTHS() {</text:p>
      <text:p text:style-name="P7"><text:tab/><text:tab/>return ['jan', 'feb', 'mar', 'apr', 'may', 'jun', 'jul', 'aug', 'sep','oct', 'nov', 'dec'];</text:p>
      <text:p text:style-name="P7"><text:tab/>}</text:p>
      <text:p text:style-name="P7"/>
      <text:p text:style-name="P7"><text:tab/>getLongMonth(){</text:p>
      <text:p text:style-name="P7"><text:tab/><text:tab/>return Date.MONTHS[this.month-1];</text:p>
      <text:p text:style-name="P7"><text:tab/>}</text:p>
      <text:p text:style-name="P7"/>
      <text:p text:style-name="P7">}</text:p>
      <text:p text:style-name="P7"/>
      <text:p text:style-name="P7">let d=new Date(1,1,1977);</text:p>
      <text:p text:style-name="P7">console.log(d.getLongMonth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29:18.962775210</meta:creation-date>
    <dc:date>2019-05-13T15:56:06.192241694</dc:date>
    <meta:editing-duration>PT16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01" meta:character-count="2167" meta:non-whitespace-character-count="1873"/>
  </office:meta>
</office:document-meta>
</file>